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troduction / Questions</text:p>
          </draw:text-box>
        </draw:frame>
        <draw:frame presentation:style-name="pr2" draw:layer="layout" svg:width="25.191cm" svg:height="14.986cm" svg:x="1.399cm" svg:y="5.588cm" presentation:class="outline" presentation:user-transformed="true">
          <draw:text-box>
            <text:list text:style-name="L2">
              <text:list-item>
                <text:p>Am I you instructor from day 1?</text:p>
              </text:list-item>
              <text:list-item>
                <text:p>What is your name?</text:p>
              </text:list-item>
              <text:list-item>
                <text:p>What is your background?</text:p>
              </text:list-item>
              <text:list-item>
                <text:p><text:span text:style-name="T2">What is your flying experience and training?</text:span></text:p>
              </text:list-item>
              <text:list-item>
                <text:p>How much time do you spend studying/flying? <text:s text:c="16"/>(per Week/Month – frequency)</text:p>
              </text:list-item>
              <text:list-item>
                <text:p>What is your goal – flying for fun or career?</text:p>
              </text:list-item>
              <text:list-item>
                <text:p>What is your time frame?</text:p>
              </text:list-item>
              <text:list-item>
                <text:p>What are your flying strengths and weaknesses?</text:p>
              </text:list-item>
              <text:list-item>
                <text:p>What is your performance in the previous lesson pla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1T10:29:44.802079633</dc:date>
    <meta:editing-duration>P2DT15H28S</meta:editing-duration>
    <meta:editing-cycles>838</meta:editing-cycles>
    <meta:generator>LibreOffice/4.2.7.2$Linux_x86 LibreOffice_project/420m0$Build-2</meta:generator>
    <meta:document-statistic meta:object-count="30"/>
  </office:meta>
</office:document-meta>
</file>